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200%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200%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200%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200%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line-height="200%"/>
    </style:style>
    <style:style style:name="P10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200%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/>
    </style:style>
    <style:style style:name="T5" style:family="text">
      <style:text-properties style:font-style-asian="normal"/>
    </style:style>
    <style:style style:name="T6" style:family="text">
      <style:text-properties style:font-weight-asian="normal"/>
    </style:style>
    <style:style style:name="T7" style:family="text">
      <style:text-properties style:font-style-complex="normal"/>
    </style:style>
    <style:style style:name="T8" style:family="text">
      <style:text-properties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sis of Project 2</text:p>
      <text:p text:style-name="P3"/>
      <text:p text:style-name="P1">Bret Black</text:p>
      <text:p text:style-name="Standard"/>
      <text:p text:style-name="Standard"/>
      <text:p text:style-name="Standard"/>
      <text:p text:style-name="P2">Introduction</text:p>
      <text:p text:style-name="P4">This assignment required students to build a program that resembled YELP. <text:s/>The program was to operate using command-line instructions and .txt file databases. <text:s/>Students were expected to use at least one Tree data structure. <text:s/>Expected implementations included a method to add a review, a method to search the database, and a method to exit the program and save changes. <text:s/>The implementation of a <text:s/>method to add a new restaurant to the database was optional.</text:p>
      <text:p text:style-name="P2"/>
      <text:p text:style-name="P2">Process</text:p>
      <text:p text:style-name="P4">My design required six classes, one inner-class, and six associated JUnit classes. <text:s/>The purpose of each will be briefly described below.</text:p>
      <text:p text:style-name="P4"/>
      <text:p text:style-name="P5">MiniYelp<text:span text:style-name="T2">: <text:s/>This was the main class of the program – it handled setup and little else. <text:s/>An instance of this class creates an instance of the Console class and the Data class then imports the database. <text:s/>This class also handles arguments that have been sent in via the command-line. <text:s/></text:span></text:p>
      <text:p text:style-name="P6"/>
      <text:p text:style-name="P5">Console:<text:span text:style-name="T2"> The console class handled user interaction. <text:s/>There was very little logic contained in this class – nearly every method was designed to interpret the user's command and to respond by calling methods in instances of other classes. <text:s/>The console handled eight commands:</text:span></text:p>
      <text:list xml:id="list17612346001" text:style-name="L1">
        <text:list-item>
          <text:p text:style-name="P8">“quit”: Saves the database with changes to the specified output file and ends the program.</text:p>
        </text:list-item>
        <text:list-item>
          <text:p text:style-name="P8">“new review”: Adds a new review to the specified listing.</text:p>
        </text:list-item>
        <text:list-item>
          <text:p text:style-name="P8">“search”: Searches the database given the user's criteria. <text:s/>This search handles for wildcard <text:soft-page-break/>parameters, specified by “*”. <text:s/>If time measurements are enabled, this method will also output the time it took to search the database.</text:p>
        </text:list-item>
        <text:list-item>
          <text:p text:style-name="P8">“size”: Prints the size of the database.</text:p>
        </text:list-item>
        <text:list-item>
          <text:p text:style-name="P8">“new listing”: Adds a new listing to the database.</text:p>
        </text:list-item>
        <text:list-item>
          <text:p text:style-name="P8">“time on”: Enables time measurements.</text:p>
        </text:list-item>
        <text:list-item>
          <text:p text:style-name="P8">“time off”: Disables time measurements.</text:p>
        </text:list-item>
        <text:list-item>
          <text:p text:style-name="P9">“help”: Prints a list of all the commands handled by this program.</text:p>
        </text:list-item>
      </text:list>
      <text:p text:style-name="P6"/>
      <text:p text:style-name="P5">Data<text:span text:style-name="T2">: This class contained all the databases for the program and all methods used to interpret the data. <text:s/>This class was used to perform searches, add listings, and write to the output file. <text:s/>HashSets were used to quickly find Listings in the database as well as to store all data that matched. <text:s/>The matching Listings were sorted into a TreeSet, which allowed for more control over order than HashSets did.</text:span></text:p>
      <text:p text:style-name="P6"/>
      <text:p text:style-name="P5">Listing<text:span text:style-name="T2">: This class contained all information pertaining to a listing – the name, city, ArrayList of categories, the schedule, the cost, the rank, total reviews, and total review sum. <text:s/>This class consisted mainly of setter and getter methods, as well as methods to convert the class into a string and a method to add a new review.</text:span></text:p>
      <text:p text:style-name="P6"/>
      <text:p text:style-name="P5">RankComparator<text:span text:style-name="T2">: This class was used as a comparator for the TreeSet that contained sorted search results. <text:s/>It sorted Listings first by rank, then by reviewer count, then finally alphabetically.</text:span></text:p>
      <text:p text:style-name="P6"/>
      <text:p text:style-name="P5">Schedule:<text:span text:style-name="T2">This class handled schedules for Listings. <text:s/>It converted String times (06:00) into float times (6.00f), handled situations where the closing hour was earlier than the opening hour, and contained the Day inner-class. <text:s/>In cases where the closing hour was earlier than the opening hour, 24f was added to </text:span><text:soft-page-break/><text:span text:style-name="T2">the closing time – when time was converted back into a String any values exceeding 24f were reduced by 24f.</text:span></text:p>
      <text:p text:style-name="P6"/>
      <text:p text:style-name="P4"><text:span text:style-name="T3">Day</text:span><text:span text:style-name="T2">: This inner-class contained the opening hour, closing hour, and String day-name for each day of the week. <text:s/>It contained a toString method as well as getters for the day String, opening hour, and closing hour.</text:span></text:p>
      <text:p text:style-name="P6"/>
      <text:p text:style-name="P2">Data Analysis</text:p>
      <text:p text:style-name="P5">All data can be found in the included file “blackb_project2_data.ods”.</text:p>
      <text:p text:style-name="P6">The database was tested for queries ranging from 7 results to 636 results. <text:s/>While there was a lot of variance at any given point on the graph, a clear trend was visible. <text:s/>The program appears to have a complexity of O(n) in regards to searches.</text:p>
      <text:p text:style-name="P6"/>
      <text:p text:style-name="P6">The variance in the data can be explained by looking at the search algorithm. <text:s/>The logic to determine whether or not a Listing was to be added was implemented using a series of nested if statements. <text:s/>The quicker a Listing was eliminated, the quicker it would exit the nested if statements. <text:s/>The most time consuming if statement was the one used to determine if categories matched – for this one, two nested for loops were used to compare matches. <text:s/>For searches where data was likely to get this far, there was bound to be a higher time than searches where Listings were quickly eliminated at the “city” check. <text:s/>Wildcards were used to get large queries, and in some cases <text:span text:style-name="T3">every</text:span> listing would make it to the “category” check.</text:p>
      <text:p text:style-name="P6"/>
      <text:p text:style-name="P6">The database was also tested for the time taken to update reviews. <text:s/>This program was measured using even numbers of duplicates, ranging from 0 to 14. <text:s/>This data was inconclusive. <text:s/>The data suggested a small upward trend, but the data points were too scattered to describe this trend with confidence. <text:s/>Five <text:soft-page-break/>data points appeared to follow this trend, whereas three clearly did not. <text:s/>Given that the iterator ran through the entire database in all cases, and there were few processes to be run after a match had been found, there is likely to be little difference in run time for situations where there are duplicate listings. <text:s/>The complexity for this method is likely O(n).</text:p>
      <text:p text:style-name="P6"/>
      <text:p text:style-name="P6">The variance in both data sets can also be explained by the Java language – Java automatically handles removal of unneeded variables, as well as other processes that need to be manually coded in other languages. <text:s/>These processes were not controlled by the experiment and may have contributed to some of the outliers.</text:p>
      <text:p text:style-name="P6"/>
      <text:p text:style-name="P2">Conclusion</text:p>
      <text:p text:style-name="P4">The database used by this program was very small – less than a thousand listings were imported. <text:s/>Although the program ran quickly for a data set of this size, it may run slowly if given a set comparable to that which is used by “Yelp!” and similar services. <text:s/>A complexity of O(n) was estimated for search queries, although the data set was small and handled a small range of data. <text:s/>A complexity of O(n) was estimated for adding reviews, although the data was inconclusive.</text:p>
      <text:p text:style-name="P4"/>
      <text:p text:style-name="P4">This project provided an opportunity to gain experience in user interaction, <text:s/>search queries, databases, HashSets, and TreeSets. <text:s/>The Java libraries java.io and java.util were used frequently. <text:s/>An inner-class was implemented appropriately. <text:s/>In order to function, the program had to read from a .txt file, interpret commands from the command-line, and write to another .txt file. <text:s/>All of these challenges were presented previously in labs. <text:s/>This project provided an opportunity to combine the topics addressed in labs and to use it to create a functional program with a clear purpo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 Black</meta:initial-creator>
    <meta:creation-date>2014-03-08T20:27:31</meta:creation-date>
    <meta:generator>LibreOffice/3.4$Unix LibreOffice_project/340m1$Build-502</meta:generator>
    <dc:date>2014-04-15T09:14:42</dc:date>
    <dc:creator>Bret Black</dc:creator>
    <meta:editing-duration>PT3H15M49S</meta:editing-duration>
    <meta:editing-cycles>56</meta:editing-cycles>
    <meta:document-statistic meta:table-count="0" meta:image-count="0" meta:object-count="0" meta:page-count="4" meta:paragraph-count="30" meta:word-count="1086" meta:character-count="6467" meta:non-whitespace-character-count="5372"/>
  </office:meta>
</office:document-meta>
</file>